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f6ad" officeooo:paragraph-rsid="0006f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mmp </meta:initial-creator>
    <meta:creation-date>2016-03-22T21:35:27.297151304</meta:creation-date>
    <dc:date>2016-03-22T21:35:47.657457038</dc:date>
    <dc:creator>jummp </dc:creator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4.2.2$Linux_x86 LibreOffice_project/40m0$Build-2</meta:generator>
  </office:meta>
</office:document-meta>
</file>